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text:p text:style-name="Normal"/>
      <text:p text:style-name="Normal">•••</text:p>
      <text:p text:style-name="Normal">Saturday 6th of September 2025, 21:34, entry 469</text:p>
      <text:p text:style-name="Normal">To speak of today... Is not really what I’m interested in. I wish to address a more general problem: why? Why do we lack discipline? Why do we lack strength of will?</text:p>
      <text:p text:style-name="Normal">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Normal">We... How do I put it into words... Let me think, no, let’s analyse.</text:p>
      <text:p text:style-name="Normal">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Normal">Until we become strong enough to be able to bear through the context switch, then.</text:p>
      <text:p text:style-name="Normal">Yup. This is the part where we train our mental muscles. Push yourself to the edge of your limits, then get plenty of rest, rinse and repeat. If only you’d do your best not to forget this.</text:p>
      <text:p text:style-name="Normal">I love you for doing this though. I do. Thanks a lot for your efforts.</text:p>
      <text:p text:style-name="Normal">Yup, I’ll keep trying. See you tomorrow then, good night.</text:p>
      <text:p text:style-name="Normal"/>
      <text:p text:style-name="Normal">•••</text:p>
      <text:p text:style-name="Normal">Sunday 7th of September 2025, 23:37, entry 470</text:p>
      <text:p text:style-name="Normal">470 already? Time flies.</text:p>
      <text:p text:style-name="Normal">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Normal">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Normal">Humble, and aware of one’s surroundings.</text:p>
      <text:p text:style-name="Normal">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Normal">On that, good night, see you tomorrow. And, do your best tomorrow. Love.</text:p>
      <text:p text:style-name="Normal"/>
      <text:p text:style-name="Normal">•••</text:p>
      <text:p text:style-name="Normal">Monday 8th of September 2025, 21:04, entry 471</text:p>
      <text:p text:style-name="Normal">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Normal">Now then. There’s really all of two things I wanted to talk about today:</text:p>
      <text:p text:style-name="Normal">1. Pressure.</text:p>
      <text:p text:style-name="Normal">2. 二階堂ヒロ。</text:p>
      <text:p text:style-name="Normal">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Normal">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Normal">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Normal">Then, that clarifies the link with the second point.</text:p>
      <text:p text:style-name="Normal">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Normal">Awareness... How easily time is wasted, and how pointlessly. I want to assimilate her sense of initiative, make it mine. I want it. Let’s go to sleep now.</text:p>
      <text:p text:style-name="Normal"/>
      <text:p text:style-name="Normal">•••</text:p>
      <text:p text:style-name="Normal">Tuesday 9th of September 2025, 21:20, entry 472</text:p>
      <text:p text:style-name="Normal">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Normal">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Normal">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Normal">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Normal">But I won’t. I’ll carry all of my mistakes on my back and move forward.</text:p>
      <text:p text:style-name="Normal">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Normal"/>
      <text:p text:style-name="Normal">•••</text:p>
      <text:p text:style-name="Normal">Thursday 11th of September 2025, 01:06, entry 473</text:p>
      <text:p text:style-name="Normal">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Normal">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Normal">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Normal">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Normal"/>
      <text:p text:style-name="Normal">•••</text:p>
      <text:p text:style-name="Normal">Thursday 11th of September 2025, 23:10, entry 474</text:p>
      <text:p text:style-name="Normal">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Normal">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Normal">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Normal">This is essentially the same pattern as that positioning thing we had, not so long ago: because things came naturally, because our positioning was good doesn’t negate the value of what you’ve done. It’s the same logic as why I’m not giving myself love for free.</text:p>
      <text:p text:style-name="Normal">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Normal"/>
      <text:p text:style-name="Normal">•••</text:p>
      <text:p text:style-name="Normal">Friday 12th of September 2025, 23:00, entry 475</text:p>
      <text:p text:style-name="Normal">I’m late again. Different excuses, same result.</text:p>
      <text:p text:style-name="Normal">There is simultaneously nothing and everything to talk about. There’s nothing new, but I could go on for hours. But, I will sleep. I must keep this up, I must persevere through whatever setback comes my way or I make for myself.</text:p>
      <text:p text:style-name="Normal">Continue growing. Continue walking. That’s all I have to do. Continue walking. Harmony... When will I ever internalise that name? I don’t know the answer, but what I do know is that now is all I’ve got, and now is when I’ll try my best, even to remember my own name.</text:p>
      <text:p text:style-name="Normal"/>
      <text:p text:style-name="Normal">•••</text:p>
      <text:p text:style-name="Normal">Saturday 13th of September 2025, 23:07, entry 476</text:p>
      <text:p text:style-name="Normal">Excuses are strongest when they’re accompanied by external circumstances.</text:p>
      <text:p text:style-name="Normal">One day, I want to engage in a battle of details. One day, I want to be so strong and so good at what I’m doing that, when I engage an equal, the only things that can determine the victor will be how diligent we were in polishing ourselves.</text:p>
      <text:p text:style-name="Normal">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Normal">To improve...</text:p>
      <text:p text:style-name="Normal"/>
      <text:p text:style-name="Normal">•••</text:p>
      <text:p text:style-name="Normal">Monday 15th of September 2025, 00:03, entry 477</text:p>
      <text:p text:style-name="Normal">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Normal">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Normal">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Normal">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Normal">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Normal">A core... I’ve been day-dreaming about cores having incredible outputs, allowing all sorts of stuff, like propulsion and flight, outputting electricity and fire.</text:p>
      <text:p text:style-name="Normal">I see I keep my inner kid alive and well. That’s good. I want all those fantasies. And, willpower as the core.</text:p>
      <text:p text:style-name="Normal">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Normal">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Normal">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Normal">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Normal">Sigh. Alright then. Let’s keep walking. No matter what. And let’s train our true core. See you tomorrow.</text:p>
      <text:p text:style-name="Normal"/>
      <text:p text:style-name="Normal">•••</text:p>
      <text:p text:style-name="Normal">Monday 15th of September 2025, 22:19, entry 478</text:p>
      <text:p text:style-name="Normal">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Normal"/>
      <text:p text:style-name="Normal">•••</text:p>
      <text:p text:style-name="Normal">Tuesday 16th of September 2025, 21:30, entry 479</text:p>
      <text:p text:style-name="Normal">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Normal">But that’s the plan. The goal is to have everything, and the plan is then to do everything, at a snail’s pace. At a snail’s pace we grow, at a snail’s pace we learn to get more things done, at a snail’s pace we undo our main weaknesses and transform them.</text:p>
      <text:p text:style-name="Normal">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Normal">But I will try. Until the very end, I will try. I will fly in a sea of stars or die dreaming.</text:p>
      <text:p text:style-name="Normal"/>
      <text:p text:style-name="Normal">•••</text:p>
      <text:p text:style-name="Normal">Wednesday 17th of September 2025, 22:26, entry 480</text:p>
      <text:p text:style-name="Normal">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Normal"/>
      <text:p text:style-name="Normal">•••</text:p>
      <text:p text:style-name="Normal">Thursday 18th of September 2025, 21:54, entry 481</text:p>
      <text:p text:style-name="Normal">I guess I do have something to talk about today.</text:p>
      <text:p text:style-name="Normal">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Normal">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Normal">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Normal">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text:span text:style-name="T1">who I am is how I’ll write.</text:span></text:p>
      <text:p text:style-name="Normal">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